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BECADD91.png" manifest:media-type="image/png"/>
  <manifest:file-entry manifest:full-path="Pictures/1000000100000280000001E005161BA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in" svg:width="2.3299in" svg:height="1.748in" draw:z-index="6"><draw:image xlink:href="Pictures/1000000100000280000001E0CFE4244F.png" xlink:type="simple" xlink:show="embed" xlink:actuate="onLoad" draw:mime-type="image/png"/></draw:frame><draw:frame draw:style-name="fr2" draw:name="Image8" text:anchor-type="char" svg:width="2.3925in" svg:height="1.7945in" draw:z-index="7"><draw:image xlink:href="Pictures/1000000100000280000001E0BECADD9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8</meta:editing-cycles>
    <meta:generator>LibreOffice/24.8.6.2$Windows_X86_64 LibreOffice_project/6d98ba145e9a8a39fc57bcc76981d1fb1316c60c</meta:generator>
    <meta:editing-duration>PT1H23M31S</meta:editing-duration>
    <dc:date>2025-04-11T15:09:50.345000000</dc:date>
    <meta:document-statistic meta:table-count="0" meta:image-count="8" meta:object-count="0" meta:page-count="3" meta:paragraph-count="63" meta:word-count="191" meta:character-count="1981" meta:non-whitespace-character-count="1617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